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Consolas" svg:font-family="Consolas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miter" draw:fill-color="#ffffff" draw:textarea-horizontal-align="justify" draw:textarea-vertical-align="middle" draw:auto-grow-height="false" fo:min-height="2.926cm" fo:min-width="5.634cm"/>
      <style:paragraph-properties style:writing-mode="lr-tb"/>
    </style:style>
    <style:style style:name="gr2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3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251cm" fo:min-width="5.62cm"/>
      <style:paragraph-properties style:writing-mode="lr-tb"/>
    </style:style>
    <style:style style:name="gr4" style:family="graphic" style:parent-style-name="objectwithoutfill">
      <style:graphic-properties svg:stroke-opacity="100%" draw:stroke-linejoin="miter" draw:fill="none" draw:fill-color="#ffffff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442cm" fo:min-width="3.10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1cm" fo:min-width="4.85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6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1cm" fo:min-width="7.104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126cm" fo:min-width="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gr13" style:family="graphic" style:parent-style-name="objectwithoutfill">
      <style:graphic-properties draw:marker-end="Стили_20_стрелок_20_39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501cm" fo:min-width="7.408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2.206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621cm" fo:min-width="3.758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6.496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4.91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806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2.206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7cm" fo:min-width="1.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26" style:family="graphic" style:parent-style-name="objectwithoutfill">
      <style:graphic-properties draw:marker-end="Стили_20_стрелок_20_40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267cm" fo:min-width="2.206cm"/>
      <style:paragraph-properties style:writing-mode="lr-tb"/>
    </style:style>
    <style:style style:name="gr2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text-align="center" style:writing-mode="lr-tb"/>
      <style:text-properties fo:font-size="10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10" style:family="paragraph">
      <loext:graphic-properties draw:fill="none" draw:fill-color="#ffffff"/>
      <style:paragraph-properties style:writing-mode="lr-tb"/>
      <style:text-properties fo:font-size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controls" svg:width="6.8cm" svg:height="4.5cm" svg:x="7.1cm" svg:y="10cm">
          <text:p text:style-name="P1"><text:span text:style-name="T1">#include &lt;random&gt;</text:span></text:p>
          <text:p text:style-name="P1"><text:span text:style-name="T1">#include &lt;string&gt;</text:span></text:p>
          <text:p text:style-name="P1"><text:span text:style-name="T1">#include &lt;vector&gt;</text:span></text:p>
          <text:p text:style-name="P1"><text:span text:style-name="T1">#include &lt;iostream&gt;</text:span></text:p>
          <text:p text:style-name="P1"><text:span text:style-name="T1">#include &lt;algorithm&gt;</text:span><text:span text:style-name="T1"><text:line-break/></text:span><text:span text:style-name="T1"><text:line-break/></text:span><text:span text:style-name="T1">using namespace std;</text:span></text:p>
          <text:p text:style-name="P1"><text:span text:style-name="T1"/></text:p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controls" svg:width="6cm" svg:height="2cm" svg:x="7.5cm" svg:y="14.9cm">
          <text:p text:style-name="P1"><text:span text:style-name="T1">setlocale(LC_ALL, "Russian"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8cm" svg:height="1.5cm" svg:x="6.5cm" svg:y="17.3cm">
          <text:p text:style-name="P1"><text:span text:style-name="T1">first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draw:type="line" svg:x1="10.5cm" svg:y1="14.5cm" svg:x2="10.5cm" svg:y2="14.9cm" draw:start-shape="id1" draw:start-glue-point="6" draw:end-shape="id2" draw:end-glue-point="4" svg:d="M10500 14500v400" svg:viewBox="0 0 1 401">
          <text:p/>
        </draw:connector>
        <draw:connector draw:style-name="gr5" draw:text-style-name="P5" draw:layer="layout" svg:x1="10.5cm" svg:y1="16.9cm" svg:x2="10.5cm" svg:y2="17.3cm" draw:start-shape="id2" draw:start-glue-point="6" draw:end-shape="id3" draw:end-glue-point="0" svg:d="M10500 16900v400" svg:viewBox="0 0 1 401">
          <text:p/>
        </draw:connector>
      </draw:page>
      <draw:page draw:name="page2" draw:style-name="dp1" draw:master-page-name="Обычный">
        <draw:custom-shape draw:style-name="gr6" draw:text-style-name="P2" xml:id="id6" draw:id="id6" draw:layer="layout" svg:width="4cm" svg:height="0.98cm" svg:x="8.38cm" svg:y="6.9cm">
          <text:p text:style-name="P1"><text:span text:style-name="T1">void</text:span></text:p>
          <text:p text:style-name="P1"><text:span text:style-name="T1">first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xml:id="id8" draw:id="id8" draw:layer="layout" svg:width="7cm" svg:height="1cm" svg:x="6.88cm" svg:y="9.7cm">
          <text:p text:style-name="P1">string input_string = getString();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6" xml:id="id7" draw:id="id7" draw:layer="layout" svg:width="5.5cm" svg:height="1cm" svg:x="7.63cm" svg:y="8.3cm">
          <text:p text:style-name="P6"><text:span text:style-name="T1">size_t permutation_counter = 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9" draw:id="id9" draw:layer="layout" svg:width="7cm" svg:height="1cm" svg:x="6.88cm" svg:y="11.1cm">
          <text:p text:style-name="P6"><text:span text:style-name="T1">sort(input_string.begin(), input_string.end()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xml:id="id10" draw:id="id10" draw:layer="layout" svg:width="12.5cm" svg:height="1cm" svg:x="4.13cm" svg:y="12.5cm">
          <text:p text:style-name="P7">cout &lt;&lt; "Перестановка №" &lt;&lt;</text:p>
          <text:p text:style-name="P7">permutation_counter &lt;&lt; " — " &lt;&lt; input_string &lt;&lt; "\n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9" xml:id="id4" draw:id="id4" draw:layer="layout" svg:width="7cm" svg:height="2.75cm" svg:x="6.88cm" svg:y="13.9cm">
          <text:p text:style-name="P8"><text:span text:style-name="T2">while</text:span></text:p>
          <text:p text:style-name="P8"><text:span text:style-name="T2">(nextPermutation(input_string)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10" draw:layer="layout" svg:width="2cm" svg:height="0.75cm" svg:x="10.49cm" svg:y="16.68cm">
          <draw:text-box>
            <text:p>true</text:p>
          </draw:text-box>
        </draw:frame>
        <draw:connector draw:style-name="gr13" draw:text-style-name="P11" draw:layer="layout" draw:line-skew="2.748cm 1.049cm" svg:x1="13.88cm" svg:y1="15.275cm" svg:x2="10.38cm" svg:y2="20.05cm" draw:start-shape="id4" draw:start-glue-point="7" draw:end-shape="id5" draw:end-glue-point="5" svg:d="M13880 15275h3250v4125h-6750v650" svg:viewBox="0 0 6751 4776">
          <text:p/>
        </draw:connector>
        <draw:frame draw:style-name="gr12" draw:text-style-name="P10" draw:layer="layout" svg:width="2cm" svg:height="0.75cm" svg:x="14.54cm" svg:y="14.681cm">
          <draw:text-box>
            <text:p>false</text:p>
          </draw:text-box>
        </draw:frame>
        <draw:custom-shape draw:style-name="gr10" draw:text-style-name="P7" xml:id="id11" draw:id="id11" draw:layer="layout" svg:width="12.5cm" svg:height="1cm" svg:x="4.13cm" svg:y="17.45cm">
          <text:p text:style-name="P7">cout &lt;&lt; "Перестановка №" &lt;&lt;</text:p>
          <text:p text:style-name="P7">++permutation_counter &lt;&lt; " — " &lt;&lt; input_string &lt;&lt; "\n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7" xml:id="id5" draw:id="id5" draw:layer="layout" svg:width="13cm" svg:height="2.75cm" svg:x="3.88cm" svg:y="20.05cm">
          <text:p text:style-name="P7">cout &lt;&lt; "Всего перестановок без повторений: "</text:p>
          <text:p text:style-name="P7">&lt;&lt; permutation_counter &lt;&lt; "\n"</text:p>
          <text:p text:style-name="P7"><text:span text:style-name="T3">&lt;&lt; "Лексикографически-разрядно максимальная"</text:span></text:p>
          <text:p text:style-name="P7"><text:span text:style-name="T3">&lt;&lt; </text:span><text:span text:style-name="T4">" </text:span><text:span text:style-name="T4">строка символов среди всех перестановок"</text:span></text:p>
          <text:p text:style-name="P7">&lt;&lt; " (если все символы цифры, то это максимальное число) : "</text:p>
          <text:p text:style-name="P7">&lt;&lt; input_string &lt;&lt; "\n\n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7" draw:layer="layout" svg:x1="10.38cm" svg:y1="7.88cm" svg:x2="10.38cm" svg:y2="8.3cm" draw:start-shape="id6" draw:start-glue-point="6" draw:end-shape="id7" draw:end-glue-point="4" svg:d="M10380 7880v420" svg:viewBox="0 0 1 421">
          <text:p/>
        </draw:connector>
        <draw:connector draw:style-name="gr5" draw:text-style-name="P7" draw:layer="layout" svg:x1="10.38cm" svg:y1="9.3cm" svg:x2="10.38cm" svg:y2="9.7cm" draw:start-shape="id7" draw:start-glue-point="6" draw:end-shape="id8" draw:end-glue-point="0" svg:d="M10380 9300v400" svg:viewBox="0 0 1 401">
          <text:p/>
        </draw:connector>
        <draw:connector draw:style-name="gr5" draw:text-style-name="P7" draw:layer="layout" svg:x1="10.38cm" svg:y1="10.7cm" svg:x2="10.38cm" svg:y2="11.1cm" draw:start-shape="id8" draw:start-glue-point="2" draw:end-shape="id9" draw:end-glue-point="4" svg:d="M10380 10700v400" svg:viewBox="0 0 1 401">
          <text:p/>
        </draw:connector>
        <draw:connector draw:style-name="gr5" draw:text-style-name="P7" draw:layer="layout" svg:x1="10.38cm" svg:y1="12.1cm" svg:x2="10.38cm" svg:y2="12.5cm" draw:start-shape="id9" draw:start-glue-point="6" draw:end-shape="id10" draw:end-glue-point="5" svg:d="M10380 12100v400" svg:viewBox="0 0 1 401">
          <text:p/>
        </draw:connector>
        <draw:connector draw:style-name="gr5" draw:text-style-name="P7" draw:layer="layout" svg:x1="10.38cm" svg:y1="13.5cm" svg:x2="10.38cm" svg:y2="13.9cm" draw:start-shape="id10" draw:start-glue-point="8" draw:end-shape="id4" draw:end-glue-point="4" svg:d="M10380 13500v400" svg:viewBox="0 0 1 401">
          <text:p/>
        </draw:connector>
        <draw:connector draw:style-name="gr5" draw:text-style-name="P7" draw:layer="layout" svg:x1="10.38cm" svg:y1="16.65cm" svg:x2="10.38cm" svg:y2="17.45cm" draw:start-shape="id4" draw:start-glue-point="6" draw:end-shape="id11" draw:end-glue-point="5" svg:d="M10380 16650v800" svg:viewBox="0 0 1 801">
          <text:p/>
        </draw:connector>
      </draw:page>
      <draw:page draw:name="page3" draw:style-name="dp1" draw:master-page-name="Обычный">
        <draw:custom-shape draw:style-name="gr15" draw:text-style-name="P2" xml:id="id12" draw:id="id12" draw:layer="layout" svg:width="3cm" svg:height="1.23cm" svg:x="9cm" svg:y="11.85cm">
          <text:p text:style-name="P1"><text:span text:style-name="T1">string getString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3" xml:id="id13" draw:id="id13" draw:layer="layout" svg:width="7cm" svg:height="0.87cm" svg:x="7cm" svg:y="13.5cm">
          <draw:glue-point draw:id="10" svg:x="-2.857cm" svg:y="5cm"/>
          <text:p text:style-name="P12"><text:span text:style-name="T1">cout &lt;&lt; "Введите значение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3.08cm" svg:x2="10.5cm" svg:y2="13.5cm" draw:start-shape="id12" draw:start-glue-point="6" draw:end-shape="id13" draw:end-glue-point="5" svg:d="M10500 13080v420" svg:viewBox="0 0 1 421">
          <text:p/>
        </draw:connector>
        <draw:custom-shape draw:style-name="gr17" draw:text-style-name="P13" xml:id="id14" draw:id="id14" draw:layer="layout" svg:width="11.5cm" svg:height="1cm" svg:x="4.75cm" svg:y="14.87cm">
          <draw:glue-point draw:id="10" svg:x="-2.857cm" svg:y="5cm"/>
          <text:p text:style-name="P12"><text:span text:style-name="T1">string INPUT_STRING; getline(cin, INPUT_STRING)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37cm" svg:x2="10.5cm" svg:y2="14.87cm" draw:start-shape="id13" draw:start-glue-point="8" draw:end-shape="id14" draw:end-glue-point="5" svg:d="M10500 14370v500" svg:viewBox="0 0 1 501">
          <text:p/>
        </draw:connector>
        <draw:connector draw:style-name="gr5" draw:text-style-name="P5" draw:layer="layout" svg:x1="10.5cm" svg:y1="15.87cm" svg:x2="10.5cm" svg:y2="16.39cm" draw:start-shape="id14" draw:start-glue-point="8" draw:end-shape="id15" draw:end-glue-point="4" svg:d="M10500 15870v520" svg:viewBox="0 0 1 521">
          <text:p/>
        </draw:connector>
        <draw:custom-shape draw:style-name="gr15" draw:text-style-name="P2" xml:id="id15" draw:id="id15" draw:layer="layout" svg:width="3cm" svg:height="1.23cm" svg:x="9cm" svg:y="16.39cm">
          <text:p text:style-name="P1"><text:span text:style-name="T1">return</text:span></text:p>
          <text:p text:style-name="P1"><text:span text:style-name="T1">INPUT_STRING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4" draw:style-name="dp1" draw:master-page-name="Обычный">
        <draw:custom-shape draw:style-name="gr18" draw:text-style-name="P2" xml:id="id16" draw:id="id16" draw:layer="layout" svg:width="6cm" svg:height="1.23cm" svg:x="7.5cm" svg:y="1.38cm">
          <text:p text:style-name="P1"><text:span text:style-name="T1">bool nextPermutation(string &amp;string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5" draw:layer="layout" svg:x1="10.5cm" svg:y1="2.61cm" svg:x2="10.5cm" svg:y2="2.98cm" draw:start-shape="id16" draw:start-glue-point="6" draw:end-shape="id17" draw:end-glue-point="4" svg:d="M10500 2610v370" svg:viewBox="0 0 1 371">
          <text:p/>
        </draw:connector>
        <draw:custom-shape draw:style-name="gr19" draw:text-style-name="P6" xml:id="id17" draw:id="id17" draw:layer="layout" svg:width="5cm" svg:height="1cm" svg:x="8cm" svg:y="2.98cm">
          <text:p text:style-name="P6"><text:span text:style-name="T1">int i = string.length() - 2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9" xml:id="id18" draw:id="id18" draw:layer="layout" svg:width="7cm" svg:height="2.4cm" svg:x="7cm" svg:y="4.33cm">
          <text:p text:style-name="P8"><text:span text:style-name="T2">while</text:span></text:p>
          <text:p text:style-name="P8"><text:span text:style-name="T2">(i &gt;= 0 &amp;&amp;</text:span></text:p>
          <text:p text:style-name="P8"><text:span text:style-name="T2">string[i] &gt;= string[i + 1]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10" draw:layer="layout" svg:width="2cm" svg:height="0.75cm" svg:x="10.61cm" svg:y="6.76cm">
          <draw:text-box>
            <text:p>true</text:p>
          </draw:text-box>
        </draw:frame>
        <draw:connector draw:style-name="gr13" draw:text-style-name="P11" draw:layer="layout" draw:line-skew="1.248cm 0.824cm" svg:x1="14cm" svg:y1="5.53cm" svg:x2="10.5cm" svg:y2="9.58cm" draw:start-shape="id18" draw:start-glue-point="7" draw:end-shape="id19" draw:end-glue-point="4" svg:d="M14000 5530h1750v3450h-5250v600" svg:viewBox="0 0 5251 4051">
          <text:p/>
        </draw:connector>
        <draw:frame draw:style-name="gr12" draw:text-style-name="P10" draw:layer="layout" svg:width="2cm" svg:height="0.75cm" svg:x="14.25cm" svg:y="4.98cm">
          <draw:text-box>
            <text:p>false</text:p>
          </draw:text-box>
        </draw:frame>
        <draw:connector draw:style-name="gr5" draw:text-style-name="P7" draw:layer="layout" svg:x1="10.5cm" svg:y1="3.98cm" svg:x2="10.5cm" svg:y2="4.33cm" draw:start-shape="id17" draw:start-glue-point="6" draw:end-shape="id18" draw:end-glue-point="4" svg:d="M10500 3980v350" svg:viewBox="0 0 1 351">
          <text:p/>
        </draw:connector>
        <draw:connector draw:style-name="gr5" draw:text-style-name="P7" draw:layer="layout" svg:x1="10.5cm" svg:y1="6.73cm" svg:x2="10.5cm" svg:y2="7.48cm" draw:start-shape="id18" draw:start-glue-point="6" draw:end-shape="id20" draw:end-glue-point="4" svg:d="M10500 6730v750" svg:viewBox="0 0 1 751">
          <text:p/>
        </draw:connector>
        <draw:custom-shape draw:style-name="gr21" draw:text-style-name="P6" xml:id="id20" draw:id="id20" draw:layer="layout" svg:width="2cm" svg:height="1cm" svg:x="9.5cm" svg:y="7.48cm">
          <text:p text:style-name="P6"><text:span text:style-name="T1">--i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9" draw:id="id19" draw:layer="layout" svg:width="2.612cm" svg:height="1.4cm" svg:x="9.194cm" svg:y="9.58cm">
          <text:p text:style-name="P8"><text:span text:style-name="T2">if (i == -1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10" draw:layer="layout" svg:width="2cm" svg:height="0.75cm" svg:x="10.61cm" svg:y="11.01cm">
          <draw:text-box>
            <text:p>true</text:p>
          </draw:text-box>
        </draw:frame>
        <draw:frame draw:style-name="gr12" draw:text-style-name="P10" draw:layer="layout" svg:width="2cm" svg:height="0.75cm" svg:x="14.35cm" svg:y="9.68cm">
          <draw:text-box>
            <text:p>false</text:p>
          </draw:text-box>
        </draw:frame>
        <draw:connector draw:style-name="gr5" draw:text-style-name="P7" draw:layer="layout" svg:x1="10.5cm" svg:y1="10.98cm" svg:x2="10.5cm" svg:y2="11.68cm" draw:start-shape="id19" draw:start-glue-point="6" draw:end-shape="id21" draw:end-glue-point="4" svg:d="M10500 10980v700" svg:viewBox="0 0 1 701">
          <text:p/>
        </draw:connector>
        <draw:custom-shape draw:style-name="gr23" draw:text-style-name="P2" xml:id="id21" draw:id="id21" draw:layer="layout" svg:width="3cm" svg:height="0.75cm" svg:x="9cm" svg:y="11.68cm">
          <text:p text:style-name="P1"><text:span text:style-name="T1">return false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6" xml:id="id24" draw:id="id24" draw:layer="layout" svg:width="5cm" svg:height="1cm" svg:x="7.998cm" svg:y="13.58cm">
          <text:p text:style-name="P6"><text:span text:style-name="T1">int j = string.length() - 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22" draw:id="id22" draw:layer="layout" svg:width="4.5cm" svg:height="1.9cm" svg:x="8.25cm" svg:y="14.93cm">
          <text:p text:style-name="P8"><text:span text:style-name="T2">while</text:span></text:p>
          <text:p text:style-name="P8"><text:span text:style-name="T2">(string[i] &gt;= string[j]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10" draw:layer="layout" svg:width="2cm" svg:height="0.75cm" svg:x="10.55cm" svg:y="16.83cm">
          <draw:text-box>
            <text:p>true</text:p>
          </draw:text-box>
        </draw:frame>
        <draw:connector draw:style-name="gr13" draw:text-style-name="P11" draw:layer="layout" draw:line-skew="2.498cm 0.874cm" svg:x1="12.75cm" svg:y1="15.88cm" svg:x2="10.5cm" svg:y2="19.58cm" draw:start-shape="id22" draw:start-glue-point="7" draw:end-shape="id23" draw:end-glue-point="4" svg:d="M12750 15880h3000v3200h-5250v500" svg:viewBox="0 0 5251 3701">
          <text:p/>
        </draw:connector>
        <draw:frame draw:style-name="gr12" draw:text-style-name="P10" draw:layer="layout" svg:width="2cm" svg:height="0.75cm" svg:x="14.4cm" svg:y="15.28cm">
          <draw:text-box>
            <text:p>false</text:p>
          </draw:text-box>
        </draw:frame>
        <draw:connector draw:style-name="gr5" draw:text-style-name="P7" draw:layer="layout" svg:x1="10.498cm" svg:y1="14.58cm" svg:x2="10.5cm" svg:y2="14.93cm" draw:start-shape="id24" draw:start-glue-point="6" draw:end-shape="id22" draw:end-glue-point="4" svg:d="M10498 14580v176h2v174" svg:viewBox="0 0 3 351">
          <text:p/>
        </draw:connector>
        <draw:connector draw:style-name="gr5" draw:text-style-name="P7" draw:layer="layout" svg:x1="10.5cm" svg:y1="16.83cm" svg:x2="10.5cm" svg:y2="17.58cm" draw:start-shape="id22" draw:start-glue-point="6" draw:end-shape="id25" draw:end-glue-point="4" svg:d="M10500 16830v750" svg:viewBox="0 0 1 751">
          <text:p/>
        </draw:connector>
        <draw:custom-shape draw:style-name="gr25" draw:text-style-name="P6" xml:id="id25" draw:id="id25" draw:layer="layout" svg:width="2.5cm" svg:height="1cm" svg:x="9.25cm" svg:y="17.58cm">
          <text:p text:style-name="P6"><text:span text:style-name="T1">–</text:span><text:span text:style-name="T1">j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14" draw:layer="layout" draw:line-skew="3.442cm 0.8cm" svg:x1="11.806cm" svg:y1="10.28cm" svg:x2="10.498cm" svg:y2="13.58cm" draw:start-shape="id19" draw:start-glue-point="7" draw:end-shape="id24" draw:end-glue-point="4" svg:d="M11806 10280h3944v2800h-5252v500" svg:viewBox="0 0 5253 3301">
          <text:p/>
        </draw:connector>
        <draw:custom-shape draw:style-name="gr19" draw:text-style-name="P6" xml:id="id23" draw:id="id23" draw:layer="layout" svg:width="5cm" svg:height="1cm" svg:x="8cm" svg:y="19.58cm">
          <text:p text:style-name="P6"><text:span text:style-name="T1">swap(string[i], string[j]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26" draw:id="id26" draw:layer="layout" svg:width="4.5cm" svg:height="1.9cm" svg:x="8.25cm" svg:y="22.63cm">
          <text:p text:style-name="P8"><text:span text:style-name="T2">while (l &lt; r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10" draw:layer="layout" svg:width="2cm" svg:height="0.75cm" svg:x="10.55cm" svg:y="24.53cm">
          <draw:text-box>
            <text:p>true</text:p>
          </draw:text-box>
        </draw:frame>
        <draw:connector draw:style-name="gr13" draw:text-style-name="P11" draw:layer="layout" draw:line-skew="2.498cm 0.79cm" svg:x1="12.75cm" svg:y1="23.58cm" svg:x2="10.5cm" svg:y2="27.549cm" draw:start-shape="id26" draw:start-glue-point="7" draw:end-shape="id27" draw:end-glue-point="4" svg:d="M12750 23580h3000v3250h-5250v719" svg:viewBox="0 0 5251 3970">
          <text:p/>
        </draw:connector>
        <draw:frame draw:style-name="gr12" draw:text-style-name="P10" draw:layer="layout" svg:width="2cm" svg:height="0.75cm" svg:x="14.4cm" svg:y="22.98cm">
          <draw:text-box>
            <text:p>false</text:p>
          </draw:text-box>
        </draw:frame>
        <draw:connector draw:style-name="gr5" draw:text-style-name="P7" draw:layer="layout" svg:x1="10.5cm" svg:y1="24.53cm" svg:x2="10.5cm" svg:y2="25.343cm" draw:start-shape="id26" draw:start-glue-point="6" draw:end-shape="id28" draw:end-glue-point="4" svg:d="M10500 24530v813" svg:viewBox="0 0 1 814">
          <text:p/>
        </draw:connector>
        <draw:custom-shape draw:style-name="gr19" draw:text-style-name="P6" xml:id="id28" draw:id="id28" draw:layer="layout" svg:width="5cm" svg:height="1cm" svg:x="8cm" svg:y="25.343cm">
          <text:p text:style-name="P6"><text:span text:style-name="T1">swap(string[l++], string[r--]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7" xml:id="id27" draw:id="id27" draw:layer="layout" svg:width="3cm" svg:height="0.731cm" svg:x="9cm" svg:y="27.549cm">
          <text:p text:style-name="P7">return true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6" xml:id="id29" draw:id="id29" draw:layer="layout" svg:width="5cm" svg:height="1cm" svg:x="8cm" svg:y="21.08cm">
          <text:p text:style-name="P6"><text:span text:style-name="T1">int l = i + 1,</text:span></text:p>
          <text:p text:style-name="P6"><text:span text:style-name="T1">r = string.length() - 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4" draw:layer="layout" draw:type="line" svg:x1="10.5cm" svg:y1="20.58cm" svg:x2="10.5cm" svg:y2="21.08cm" draw:start-shape="id23" draw:start-glue-point="6" draw:end-shape="id29" draw:end-glue-point="4" svg:d="M10500 20580v500" svg:viewBox="0 0 1 501">
          <text:p/>
        </draw:connector>
        <draw:connector draw:style-name="gr28" draw:text-style-name="P14" draw:layer="layout" draw:type="line" svg:x1="10.5cm" svg:y1="22.08cm" svg:x2="10.5cm" svg:y2="22.63cm" draw:start-shape="id29" draw:start-glue-point="6" draw:end-shape="id26" draw:end-glue-point="4" svg:d="M10500 22080v550" svg:viewBox="0 0 1 5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Consolas" svg:font-family="Consolas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4" draw:display-name="Стили стрелок 34" svg:viewBox="0 0 20 20" svg:d="M0 20l10-20 10 20z"/>
    <draw:marker draw:name="Стили_20_стрелок_20_36" draw:display-name="Стили стрелок 36" svg:viewBox="0 0 20 20" svg:d="M0 20l10-20 10 20z"/>
    <draw:marker draw:name="Стили_20_стрелок_20_37" draw:display-name="Стили стрелок 37" svg:viewBox="0 0 20 20" svg:d="M0 20l10-20 10 20z"/>
    <draw:marker draw:name="Стили_20_стрелок_20_38" draw:display-name="Стили стрелок 38" svg:viewBox="0 0 20 20" svg:d="M0 20l10-20 10 20z"/>
    <draw:marker draw:name="Стили_20_стрелок_20_39" draw:display-name="Стили стрелок 39" svg:viewBox="0 0 20 20" svg:d="M0 20l10-20 10 20z"/>
    <draw:marker draw:name="Стили_20_стрелок_20_40" draw:display-name="Стили стрелок 40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NSimSun2" style:font-family-asian="NSimSun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4T21:56:42.708000000</meta:creation-date>
    <dc:date>2021-10-26T18:43:18.829000000</dc:date>
    <meta:editing-duration>PT1H31M49S</meta:editing-duration>
    <meta:editing-cycles>10</meta:editing-cycles>
    <meta:generator>LibreOffice/7.1.5.2$Windows_X86_64 LibreOffice_project/85f04e9f809797b8199d13c421bd8a2b025d52b5</meta:generator>
    <meta:document-statistic meta:object-count="64"/>
  </office:meta>
</office:document-meta>
</file>